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width="5.022cm" style:rel-width="54%" svg:height="0.041cm" style:rel-height="scale-min" draw:z-index="2"><draw:text-box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57:41.962280095</dc:date>
    <meta:editing-duration>P1DT16H22M4S</meta:editing-duration>
    <meta:editing-cycles>447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